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724" officeooo:paragraph-rsid="00110724"/>
    </style:style>
    <style:style style:name="P2" style:family="paragraph" style:parent-style-name="Standard">
      <style:text-properties fo:font-weight="bold" officeooo:rsid="0012462e" officeooo:paragraph-rsid="0012462e" style:font-weight-asian="bold" style:font-weight-complex="bold"/>
    </style:style>
    <style:style style:name="P3" style:family="paragraph" style:parent-style-name="Standard">
      <style:text-properties fo:font-weight="bold" officeooo:rsid="00128ec5" officeooo:paragraph-rsid="00128ec5" style:font-weight-asian="bold" style:font-weight-complex="bold"/>
    </style:style>
    <style:style style:name="P4" style:family="paragraph" style:parent-style-name="Standard">
      <style:text-properties fo:font-weight="normal" officeooo:rsid="0012462e" officeooo:paragraph-rsid="0012462e" style:font-weight-asian="normal" style:font-weight-complex="normal"/>
    </style:style>
    <style:style style:name="P5" style:family="paragraph" style:parent-style-name="Standard">
      <style:text-properties fo:font-weight="normal" officeooo:rsid="00128ec5" officeooo:paragraph-rsid="00128ec5" style:font-weight-asian="normal" style:font-weight-complex="normal"/>
    </style:style>
    <style:style style:name="T1" style:family="text">
      <style:text-properties officeooo:rsid="0012462e"/>
    </style:style>
    <style:style style:name="T2" style:family="text">
      <style:text-properties officeooo:rsid="00128ec5"/>
    </style:style>
    <style:style style:name="T3" style:family="text">
      <style:text-properties officeooo:rsid="00132a21"/>
    </style:style>
    <style:style style:name="T4" style:family="text">
      <style:text-properties officeooo:rsid="001363a1"/>
    </style:style>
    <style:style style:name="T5" style:family="text">
      <style:text-properties officeooo:rsid="0013c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1</text:p>
      <text:p text:style-name="P2"/>
      <text:p text:style-name="P1">Ali is a computer science <text:span text:style-name="T1">student </text:span>. He <text:span text:style-name="T1">is</text:span> an ambitious and clever student, looking forward for a bright future. During collage, Ali was puzzled. He need<text:span text:style-name="T1">s</text:span> a job <text:span text:style-name="T1">in order to get experience</text:span>, and on the other hand, <text:span text:style-name="T1">having a job during college might affect his grades and his future plans.</text:span></text:p>
      <text:p text:style-name="P1"/>
      <text:p text:style-name="P2">Chapter 2</text:p>
      <text:p text:style-name="P2"/>
      <text:p text:style-name="P4">If Ali gets a job during college, this will increase his chances to find a better job after graduation, unlike graduating with<text:span text:style-name="T2">out any experience. Moreover, the years of experience will also affect his salary.</text:span></text:p>
      <text:p text:style-name="P5">However, <text:span text:style-name="T4">if </text:span>Ali <text:span text:style-name="T4">failed, he</text:span> has another option, which is applying to Codi boot camp, gain experience and the skills that tech companies are looking for, in a very short period of time and can get the chance to be hired.</text:p>
      <text:p text:style-name="P4"/>
      <text:p text:style-name="P3">Chapter 3</text:p>
      <text:p text:style-name="P3"/>
      <text:p text:style-name="P5">Ali might or might not get hired after graduation, and this might affect his mental health and inner peace <text:span text:style-name="T5">and of course his happiness </text:span>. Even if he worked as a freelancer, he might not be happy with that because of the severe economic crisis in his country.</text:p>
      <text:p text:style-name="P5"/>
      <text:p text:style-name="P3">Chapter 4</text:p>
      <text:p text:style-name="P5"/>
      <text:p text:style-name="P5">Ali’s story might have several endings. <text:span text:style-name="T4">The ending could be tragic or fortunate.</text:span> <text:span text:style-name="T4">It </text:span><text:s/>depend<text:span text:style-name="T4">s</text:span> on what Ali will do during college time <text:span text:style-name="T4">and after graduation if he was able to graduate</text:span>. <text:span text:style-name="T3">His happiness depends on his wise decisions, </text:span><text:span text:style-name="T4">hard work, and thoughts.</text:span></text:p>
      <text:p text:style-name="P3"/>
      <text:p text:style-name="P5"/>
      <text:p text:style-name="P5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3:04:41.578746059</meta:creation-date>
    <dc:date>2021-06-02T18:22:26.000009232</dc:date>
    <meta:editing-duration>PT8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26" meta:character-count="1254" meta:non-whitespace-character-count="1036"/>
  </office:meta>
</office:document-meta>
</file>